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3C000000E0529602217370649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2.6cm" fo:margin-bottom="0cm" loext:contextual-spacing="false" fo:text-align="end" style:justify-single-word="false"/>
      <style:text-properties style:font-name="Arial1" fo:font-size="12pt" fo:font-weight="bold" officeooo:rsid="0017b165" officeooo:paragraph-rsid="0017b165" style:font-size-asian="12pt" style:font-weight-asian="bold" style:font-size-complex="12pt" style:font-weight-complex="bold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  <style:text-properties style:font-name="Segoe UI" fo:font-size="9pt" fo:font-weight="bold" officeooo:rsid="001add40" officeooo:paragraph-rsid="00108427" style:font-size-asian="7.84999990463257pt" style:font-weight-asian="bold" style:font-size-complex="9pt" style:font-weight-complex="bold"/>
    </style:style>
    <style:style style:name="P3" style:family="paragraph" style:parent-style-name="Header" style:master-page-name="">
      <loext:graphic-properties draw:fill="solid" draw:fill-color="#e6e6e6"/>
      <style:paragraph-properties fo:margin-top="0cm" fo:margin-bottom="0cm" loext:contextual-spacing="false" fo:text-align="justify" style:justify-single-word="false" style:page-number="auto" fo:background-color="#e6e6e6" fo:padding="0.199cm" fo:border-left="none" fo:border-right="none" fo:border-top="0.06pt solid #000000" fo:border-bottom="0.06pt solid #000000" style:shadow="none">
        <style:tab-stops>
          <style:tab-stop style:position="14.229cm" style:type="center"/>
          <style:tab-stop style:position="17cm" style:type="right"/>
        </style:tab-stops>
      </style:paragraph-properties>
      <style:text-properties style:font-name="Arial1" fo:font-size="11pt" fo:font-weight="bold" officeooo:rsid="0017b165" officeooo:paragraph-rsid="0017b165" style:font-size-asian="11pt" style:font-weight-asian="bold" style:font-size-complex="11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Arial1" fo:font-size="11pt" style:font-size-asian="11pt" style:font-size-complex="11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margin-top="2.401cm" fo:margin-bottom="0cm" loext:contextual-spacing="false" fo:text-align="end" style:justify-single-word="false"/>
      <style:text-properties fo:font-size="18pt" fo:font-weight="bold" officeooo:rsid="001add40" officeooo:paragraph-rsid="000f3c9b" style:font-size-asian="18pt" style:font-weight-asian="bold" style:font-size-complex="18pt" style:font-weight-complex="bold"/>
    </style:style>
    <style:style style:name="P7" style:family="paragraph" style:parent-style-name="Header">
      <style:paragraph-properties fo:margin-top="0.6cm" fo:margin-bottom="0cm" loext:contextual-spacing="false" fo:text-align="justify" style:justify-single-word="false">
        <style:tab-stops>
          <style:tab-stop style:position="14.229cm" style:type="center"/>
          <style:tab-stop style:position="17cm" style:type="right"/>
        </style:tab-stops>
      </style:paragraph-properties>
      <style:text-properties fo:font-size="12pt" fo:font-weight="bold" officeooo:rsid="001add40" officeooo:paragraph-rsid="000f3c9b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margin-top="0.9cm" fo:margin-bottom="0cm" loext:contextual-spacing="false" fo:text-align="justify" style:justify-single-word="false"/>
      <style:text-properties officeooo:paragraph-rsid="001f3871"/>
    </style:style>
    <style:style style:name="P9" style:family="paragraph" style:parent-style-name="Standard" style:list-style-name="L1">
      <style:paragraph-properties fo:margin-top="0.9cm" fo:margin-bottom="0cm" loext:contextual-spacing="false" fo:text-align="justify" style:justify-single-word="false"/>
      <style:text-properties officeooo:paragraph-rsid="00217ecb"/>
    </style:style>
    <style:style style:name="P10" style:family="paragraph" style:parent-style-name="Standard" style:list-style-name="L1">
      <style:paragraph-properties fo:margin-top="0.9cm" fo:margin-bottom="0cm" loext:contextual-spacing="false" fo:text-align="justify" style:justify-single-word="false"/>
      <style:text-properties officeooo:rsid="00227bfd" officeooo:paragraph-rsid="00227bfd"/>
    </style:style>
    <style:style style:name="P11" style:family="paragraph" style:parent-style-name="Standard">
      <style:paragraph-properties fo:margin-top="0.6cm" fo:margin-bottom="0cm" loext:contextual-spacing="false" fo:text-align="justify" style:justify-single-word="false"/>
      <style:text-properties style:font-name="Arial1" fo:font-size="12pt" fo:font-weight="bold" officeooo:rsid="0017b165" officeooo:paragraph-rsid="0017b165" style:font-size-asian="12pt" style:font-weight-asian="bold" style:font-size-complex="12pt" style:font-weight-complex="bold"/>
    </style:style>
    <style:style style:name="T1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1" fo:font-size="12pt" fo:font-weight="normal" officeooo:rsid="001f3871" style:font-size-asian="12pt" style:font-weight-asian="normal" style:font-size-complex="12pt" style:font-weight-complex="normal"/>
    </style:style>
    <style:style style:name="T3" style:family="text">
      <style:text-properties style:font-name="Arial1" fo:font-size="12pt" fo:font-weight="normal" officeooo:rsid="00217ecb" style:font-size-asian="12pt" style:font-weight-asian="normal" style:font-size-complex="12pt" style:font-weight-complex="normal"/>
    </style:style>
    <style:style style:name="T4" style:family="text">
      <style:text-properties style:font-name="Arial1" fo:font-size="12pt" fo:font-weight="normal" officeooo:rsid="00227bfd" style:font-size-asian="12pt" style:font-weight-asian="normal" style:font-size-complex="12pt" style:font-weight-complex="normal"/>
    </style:style>
    <style:style style:name="T5" style:family="text">
      <style:text-properties style:font-name="Arial1" fo:font-size="12pt" fo:font-weight="normal" officeooo:rsid="0023b012" style:font-size-asian="12pt" style:font-weight-asian="normal" style:font-size-complex="12pt" style:font-weight-complex="normal"/>
    </style:style>
    <style:style style:name="T6" style:family="text">
      <style:text-properties officeooo:rsid="001d92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ULA <text:span text:style-name="T6">2</text:span></text:p>
      <text:list xml:id="list1785803347" text:style-name="L1">
        <text:list-item>
          <text:p text:style-name="P9"><text:span text:style-name="T3">Implementar</text:span><text:span text:style-name="T2"> um componente que receba via props um array de objetos, contendo, em cada item, os atributos “id” e “value”. O componente deve renderizar uma lista não ordenada (&lt;ul&gt;) que exiba em cada item filho (&lt;li&gt;) o “value” de cada item.</text:span></text:p>
        </text:list-item>
        <text:list-item>
          <text:p text:style-name="P8"><text:span text:style-name="T3">Implementar</text:span><text:span text:style-name="T2"> um componente que renderize um formulário (&lt;form&gt;) contendo um campo para que seja informado o “Nome” (&lt;input&gt;) e um botão (&lt;button&gt;), com o label “Enviar”, para submeter os dados do formulário. Ao clicar no botão, o formulário deve ser submetido e o componente deve exibir um alerta (alert) contendo o texto “Um nome foi enviado: ” + o nome que estiver escrito no input.</text:span></text:p>
        </text:list-item>
        <text:list-item>
          <text:p text:style-name="P9"><text:span text:style-name="T3">Implementar um componente que </text:span><text:span text:style-name="T4">renderize</text:span><text:span text:style-name="T3"> dois campos para entrada de dados (&lt;input&gt;</text:span><text:span text:style-name="T4">)</text:span><text:span text:style-name="T3">. Ambos devem aceitar valores numéricos. O primeiro vai receber o valor de uma temperatura em graus Celsius e o segundo em Fahrenheit. Ao escrever em um dos campos o outro deverá ser atualizado automaticamente realizando a conversão de Celsius para Fahrenheit e vice-versa. Abaixo dos dois inputs deve ser exibida a </text:span><text:span text:style-name="T4">informação</text:span><text:span text:style-name="T3"> se, com a temperatura escrita pelo usuário, em condições ideais de temperatura e pressão, a água ferveria (Obs1: A água ferve ao atingir 100º C; Obs2: F = ((celsius * 9 / 5) + 32)).</text:span></text:p>
        </text:list-item>
        <text:list-item>
          <text:p text:style-name="P10"><text:span text:style-name="T3">Implementar</text:span><text:span text:style-name="T1"> um componente que renderize uma janela modal, com o título “Programa de exploração de marte”. No corpo do modal, deve ter um parágrafo (&lt;p&gt;) contendo o texto “Como gostaria de ser chamado?” e abaixo um campo (&lt;input&gt;) para o usuário responder a pergunta anterior. Abaixo, renderizar um botão (&lt;button&gt;) com o texto “Enviar”. Ao clicar no botão, executar uma função “</text:span><text:span text:style-name="T5">this.</text:span><text:span text:style-name="T1">handleSignUp(nome)” e exibir o nome informad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2.6cm" fo:margin-bottom="0cm" loext:contextual-spacing="false" fo:text-align="end" style:justify-single-word="false"/>
      <style:text-properties style:font-name="Arial1" fo:font-size="12pt" fo:font-weight="bold" officeooo:rsid="0017b165" officeooo:paragraph-rsid="0017b165" style:font-size-asian="12pt" style:font-weight-asian="bold" style:font-size-complex="12pt" style:font-weight-complex="bold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  <style:text-properties style:font-name="Segoe UI" fo:font-size="9pt" fo:font-weight="bold" officeooo:rsid="001add40" officeooo:paragraph-rsid="00108427" style:font-size-asian="7.84999990463257pt" style:font-weight-asian="bold" style:font-size-complex="9pt" style:font-weight-complex="bold"/>
    </style:style>
    <style:style style:name="MP3" style:family="paragraph" style:parent-style-name="Header" style:master-page-name="">
      <loext:graphic-properties draw:fill="solid" draw:fill-color="#e6e6e6"/>
      <style:paragraph-properties fo:margin-top="0cm" fo:margin-bottom="0cm" loext:contextual-spacing="false" fo:text-align="justify" style:justify-single-word="false" style:page-number="auto" fo:background-color="#e6e6e6" fo:padding="0.199cm" fo:border-left="none" fo:border-right="none" fo:border-top="0.06pt solid #000000" fo:border-bottom="0.06pt solid #000000" style:shadow="none">
        <style:tab-stops>
          <style:tab-stop style:position="14.229cm" style:type="center"/>
          <style:tab-stop style:position="17cm" style:type="right"/>
        </style:tab-stops>
      </style:paragraph-properties>
      <style:text-properties style:font-name="Arial1" fo:font-size="11pt" fo:font-weight="bold" officeooo:rsid="0017b165" officeooo:paragraph-rsid="0017b165" style:font-size-asian="11pt" style:font-weight-asian="bold" style:font-size-complex="11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Arial1" fo:font-size="11pt" style:font-size-asian="11pt" style:font-size-complex="11pt"/>
    </style:style>
    <style:style style:name="MP5" style:family="paragraph" style:parent-style-name="Header">
      <style:paragraph-properties fo:margin-top="2.401cm" fo:margin-bottom="0cm" loext:contextual-spacing="false" fo:text-align="end" style:justify-single-word="false"/>
      <style:text-properties fo:font-size="18pt" fo:font-weight="bold" officeooo:rsid="001add40" officeooo:paragraph-rsid="000f3c9b" style:font-size-asian="18pt" style:font-weight-asian="bold" style:font-size-complex="18pt" style:font-weight-complex="bold"/>
    </style:style>
    <style:style style:name="MP6" style:family="paragraph" style:parent-style-name="Header">
      <style:paragraph-properties fo:margin-top="0.6cm" fo:margin-bottom="0cm" loext:contextual-spacing="false" fo:text-align="justify" style:justify-single-word="false">
        <style:tab-stops>
          <style:tab-stop style:position="14.229cm" style:type="center"/>
          <style:tab-stop style:position="17cm" style:type="right"/>
        </style:tab-stops>
      </style:paragraph-properties>
      <style:text-properties fo:font-size="12pt" fo:font-weight="bold" officeooo:rsid="001add40" officeooo:paragraph-rsid="000f3c9b" style:font-size-asian="12pt" style:font-weight-asian="bold" style:font-size-complex="12pt" style:font-weight-complex="bold"/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6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3" text:anchor-type="paragraph" svg:x="0.656cm" svg:y="0.676cm" svg:width="3.355cm" svg:height="2.378cm" draw:z-index="0"><draw:image xlink:href="Pictures/100000000000013C000000E05296022173706497.jpg" xlink:type="simple" xlink:show="embed" xlink:actuate="onLoad" loext:mime-type="image/jpeg"/></draw:frame>TREINAMENTO REACT – RICARDO GLODZINSKI - COPD</text:p>
        <text:p text:style-name="MP2"/>
        <text:p text:style-name="MP3">EXERCÍCIOS</text:p>
      </style:header>
      <style:footer>
        <text:p text:style-name="MP4"><text:page-number text:select-page="current">1</text:page-number>/<text:page-count>1</text:page-count></text:p>
      </style:footer>
    </style:master-page>
    <style:master-page style:name="First_20_Page" style:display-name="First Page" style:page-layout-name="Mpm1">
      <style:header>
        <text:p text:style-name="MP5"><draw:frame draw:style-name="Mfr1" draw:name="Imagem1" text:anchor-type="paragraph" svg:x="0.656cm" svg:y="0.676cm" svg:width="3.355cm" svg:height="2.378cm" draw:z-index="0"><draw:image xlink:href="Pictures/100000000000013C000000E05296022173706497.jpg" xlink:type="simple" xlink:show="embed" xlink:actuate="onLoad" loext:mime-type="image/jpeg"/></draw:frame>NOTA TÉCNICA</text:p>
        <text:p text:style-name="MP6">&lt;TÍTULO DA NOTA TÉCNICA&gt;</text:p>
      </style:header>
      <style:footer>
        <text:p text:style-name="MP7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4-10T16:56:29.97</meta:creation-date>
    <dc:date>2020-08-11T07:48:33.905431140</dc:date>
    <meta:editing-duration>PT1H4M13S</meta:editing-duration>
    <meta:editing-cycles>22</meta:editing-cycles>
    <meta:generator>LibreOffice/6.4.4.2$Linux_X86_64 LibreOffice_project/40$Build-2</meta:generator>
    <meta:document-statistic meta:table-count="0" meta:image-count="2" meta:object-count="0" meta:page-count="1" meta:paragraph-count="11" meta:word-count="293" meta:character-count="1753" meta:non-whitespace-character-count="1474"/>
  </office:meta>
</office:document-meta>
</file>